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ewables_5f_EUROSTAT_5f_2013.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ewables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ewables_5f_EUROSTAT_5f_2013.csv" style:display-name="PageStyle_Energy_Share_of_energy_from_renewables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